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5262a" officeooo:paragraph-rsid="0015262a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262a" officeooo:paragraph-rsid="0015262a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262a" officeooo:paragraph-rsid="0015262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262a" officeooo:paragraph-rsid="0015262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df6a" officeooo:paragraph-rsid="0016df6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f369" officeooo:paragraph-rsid="0017f36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0dbc" officeooo:paragraph-rsid="00180db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262a" officeooo:paragraph-rsid="0015262a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5262a" officeooo:paragraph-rsid="0015262a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5262a" officeooo:paragraph-rsid="0015262a" style:font-size-asian="12.25pt" style:font-weight-asian="normal" style:font-size-complex="14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5262a" officeooo:paragraph-rsid="0015262a" style:font-size-asian="12.25pt" style:font-weight-asian="normal" style:font-size-complex="14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15262a" officeooo:paragraph-rsid="0015262a" style:font-size-asian="12.25pt" style:font-weight-asian="normal" style:font-size-complex="14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15262a" officeooo:paragraph-rsid="0016df6a" style:font-size-asian="12.25pt" style:font-weight-asian="normal" style:font-size-complex="14pt" style:font-weight-complex="normal"/>
    </style:style>
    <style:style style:name="P14" style:family="paragraph" style:parent-style-name="Standard" style:list-style-name="L11">
      <style:paragraph-properties fo:text-align="start" style:justify-single-word="false"/>
      <style:text-properties fo:font-size="14pt" style:text-underline-style="none" fo:font-weight="normal" officeooo:rsid="0016df6a" officeooo:paragraph-rsid="0016df6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df6a" officeooo:paragraph-rsid="0016df6a" style:font-size-asian="12.25pt" style:font-weight-asian="normal" style:font-size-complex="14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16df6a" officeooo:paragraph-rsid="0016df6a" style:font-size-asian="12.25pt" style:font-weight-asian="normal" style:font-size-complex="14pt" style:font-weight-complex="normal"/>
    </style:style>
    <style:style style:name="P17" style:family="paragraph" style:parent-style-name="Standard" style:list-style-name="L12">
      <style:paragraph-properties fo:text-align="start" style:justify-single-word="false"/>
      <style:text-properties fo:font-size="14pt" style:text-underline-style="none" fo:font-weight="normal" officeooo:rsid="0017f369" officeooo:paragraph-rsid="0017f36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f369" officeooo:paragraph-rsid="0017f369" style:font-size-asian="12.25pt" style:font-weight-asian="normal" style:font-size-complex="14pt" style:font-weight-complex="normal"/>
    </style:style>
    <style:style style:name="P19" style:family="paragraph" style:parent-style-name="Standard" style:list-style-name="L14">
      <style:paragraph-properties fo:text-align="start" style:justify-single-word="false"/>
      <style:text-properties fo:font-size="14pt" style:text-underline-style="none" fo:font-weight="normal" officeooo:rsid="0017f369" officeooo:paragraph-rsid="0017f369" style:font-size-asian="12.25pt" style:font-weight-asian="normal" style:font-size-complex="14pt" style:font-weight-complex="normal"/>
    </style:style>
    <style:style style:name="P20" style:family="paragraph" style:parent-style-name="Standard" style:list-style-name="L15">
      <style:paragraph-properties fo:text-align="start" style:justify-single-word="false"/>
      <style:text-properties fo:font-size="14pt" style:text-underline-style="none" fo:font-weight="normal" officeooo:rsid="0017f369" officeooo:paragraph-rsid="0017f369" style:font-size-asian="12.25pt" style:font-weight-asian="normal" style:font-size-complex="14pt" style:font-weight-complex="normal"/>
    </style:style>
    <style:style style:name="P21" style:family="paragraph" style:parent-style-name="Standard" style:list-style-name="L16">
      <style:paragraph-properties fo:text-align="start" style:justify-single-word="false"/>
      <style:text-properties fo:font-size="14pt" style:text-underline-style="none" fo:font-weight="normal" officeooo:rsid="0017f369" officeooo:paragraph-rsid="0017f369" style:font-size-asian="12.25pt" style:font-weight-asian="normal" style:font-size-complex="14pt" style:font-weight-complex="normal"/>
    </style:style>
    <style:style style:name="P22" style:family="paragraph" style:parent-style-name="Standard" style:list-style-name="L18">
      <style:paragraph-properties fo:text-align="start" style:justify-single-word="false"/>
      <style:text-properties fo:font-size="14pt" style:text-underline-style="none" fo:font-weight="normal" officeooo:rsid="0017f369" officeooo:paragraph-rsid="0017f36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0dbc" officeooo:paragraph-rsid="00180dbc" style:font-size-asian="12.25pt" style:font-weight-asian="normal" style:font-size-complex="14pt" style:font-weight-complex="normal"/>
    </style:style>
    <style:style style:name="P24" style:family="paragraph" style:parent-style-name="Standard" style:list-style-name="L19">
      <style:paragraph-properties fo:text-align="start" style:justify-single-word="false"/>
      <style:text-properties fo:font-size="14pt" style:text-underline-style="none" fo:font-weight="normal" officeooo:rsid="00180dbc" officeooo:paragraph-rsid="00180dbc" style:font-size-asian="12.25pt" style:font-weight-asian="normal" style:font-size-complex="14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4pt" style:text-underline-style="none" fo:font-weight="normal" officeooo:rsid="0016df6a" officeooo:paragraph-rsid="0016df6a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df6a" officeooo:paragraph-rsid="0016df6a" style:font-size-asian="14pt" style:font-weight-asian="normal" style:font-size-complex="14pt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fo:font-size="14pt" style:text-underline-style="none" fo:font-weight="bold" officeooo:rsid="0017f369" officeooo:paragraph-rsid="0017f369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7f369" officeooo:paragraph-rsid="0017f369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262a" officeooo:paragraph-rsid="0015262a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5262a"/>
    </style:style>
    <style:style style:name="P31" style:family="paragraph" style:parent-style-name="Standard" style:list-style-name="L19">
      <style:paragraph-properties fo:text-align="start" style:justify-single-word="false"/>
      <style:text-properties officeooo:paragraph-rsid="00180d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f6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text-underline-style="none" fo:font-weight="bold" officeooo:rsid="0015262a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none" fo:font-weight="normal" officeooo:rsid="0017f369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80dbc" style:font-size-asian="12.25pt" style:font-weight-asian="normal" style:font-size-complex="14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15262a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16df6a" style:font-size-asian="16pt" style:font-weight-asian="bold" style:font-size-complex="16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6df6a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officeooo:rsid="0016df6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avascript Notes</text:p>
      <text:list xml:id="list1028628457709844448" text:style-name="L1">
        <text:list-header>
          <text:p text:style-name="P3"/>
        </text:list-header>
      </text:list>
      <text:p text:style-name="P2"><text:span text:style-name="T12">1. </text:span>Comments</text:p>
      <text:p text:style-name="P2"/>
      <text:list xml:id="list6347687341874633778" text:style-name="L2">
        <text:list-item>
          <text:p text:style-name="P9"><text:span text:style-name="T1">Single line comments</text:span> : <text:s text:c="2"/><text:span text:style-name="T1">//</text:span></text:p>
        </text:list-item>
      </text:list>
      <text:p text:style-name="P8"><text:span text:style-name="T1"><text:tab/></text:span></text:p>
      <text:p text:style-name="P8"><text:span text:style-name="T1"><text:tab/>Eg: // </text:span>Hello my first single line comment</text:p>
      <text:p text:style-name="P8"><text:span text:style-name="T1"/></text:p>
      <text:list xml:id="list3130237518456" text:continue-numbering="true" text:style-name="L2">
        <text:list-item>
          <text:p text:style-name="P9"><text:span text:style-name="T1">Multi line comments : <text:s text:c="3"/>/*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My first multiline</text:p>
                                              <text:p text:style-name="P9">comment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1"><text:s text:c="51"/>*/</text:span></text:p>
      <text:p text:style-name="P8"><text:span text:style-name="T1"/></text:p>
      <text:p text:style-name="P30"><text:span text:style-name="T4">2. <text:s/></text:span><text:span text:style-name="T8">Data types</text:span></text:p>
      <text:p text:style-name="P30"><text:span text:style-name="T8"/></text:p>
      <text:list xml:id="list8978694430887471134" text:style-name="L4">
        <text:list-item>
          <text:p text:style-name="P10">undefined</text:p>
        </text:list-item>
        <text:list-item>
          <text:p text:style-name="P10">null</text:p>
        </text:list-item>
        <text:list-item>
          <text:p text:style-name="P10">boolean</text:p>
        </text:list-item>
        <text:list-item>
          <text:p text:style-name="P10">int </text:p>
        </text:list-item>
        <text:list-item>
          <text:p text:style-name="P10">string</text:p>
        </text:list-item>
        <text:list-item>
          <text:p text:style-name="P10">symbol</text:p>
        </text:list-item>
        <text:list-item>
          <text:p text:style-name="P10">number</text:p>
        </text:list-item>
        <text:list-item>
          <text:p text:style-name="P10">object</text:p>
        </text:list-item>
        <text:list-item>
          <text:p text:style-name="P10">big int</text:p>
        </text:list-item>
      </text:list>
      <text:p text:style-name="P8"/>
      <text:p text:style-name="P8"/>
      <text:p text:style-name="P4"><text:span text:style-name="T12">3. </text:span>Variable decleration</text:p>
      <text:p text:style-name="P4"/>
      <text:list xml:id="list1792672429958906053" text:style-name="L5">
        <text:list-item>
          <text:p text:style-name="P11">var myName = varvalue ; <text:s text:c="10"/>//scope is in whole programme</text:p>
        </text:list-item>
        <text:list-item>
          <text:p text:style-name="P11">let myName = varvalue ; <text:s text:c="11"/>//scope is in whithin where it is declared</text:p>
        </text:list-item>
        <text:list-item>
          <text:p text:style-name="P11">const myName = varvalue ; <text:s text:c="3"/>//scope is same as var but value can’t be changed</text:p>
        </text:list-item>
      </text:list>
      <text:p text:style-name="P2"/>
      <text:p text:style-name="P4"><text:span text:style-name="T12">4. </text:span>Basic rules</text:p>
      <text:p text:style-name="P8"/>
      <text:list xml:id="list5063694565108596602" text:style-name="L8">
        <text:list-item>
          <text:p text:style-name="P12">We end each statement in javascript with semi-colon.</text:p>
        </text:list-item>
        <text:list-item>
          <text:p text:style-name="P12">When we declare a variable and we don’t initialize it with some value its value will be <text:s/><text:span text:style-name="T1">undefined</text:span>.</text:p>
        </text:list-item>
        <text:list-item>
          <text:p text:style-name="P12">If we try to do some operation with undefined var we get NaN error “<text:span text:style-name="T1">Not a Number </text:span>”.</text:p>
        </text:list-item>
        <text:list-item>
          <text:p text:style-name="P13"><text:span text:style-name="T1">Variables</text:span> and <text:span text:style-name="T1">function</text:span> names in Js are always in <text:span text:style-name="T1">camelCase</text:span>.</text:p>
        </text:list-item>
        <text:list-item>
          <text:p text:style-name="P13"><text:soft-page-break/><text:span text:style-name="T13">In javascript when we need to add “ or ‘ in a string we can escape that particular “ or ‘ using backslash i.e. </text:span><text:span text:style-name="T11">escape characters</text:span><text:span text:style-name="T2"> </text:span><text:span text:style-name="T13">check for more. </text:span><text:s/></text:p>
        </text:list-item>
        <text:list-item>
          <text:p text:style-name="P16">In javascript when <text:span text:style-name="T1">‘+’ </text:span>operator is used with a string it is called the <text:span text:style-name="T1">concatenation operator</text:span>. We can build a new string out of other strings by concatenating them together.</text:p>
        </text:list-item>
        <text:list-item>
          <text:p text:style-name="P16"><text:span text:style-name="T1">Strings</text:span> in javascript are <text:span text:style-name="T1">immutable</text:span>.</text:p>
        </text:list-item>
        <text:list-item>
          <text:p text:style-name="P16">To find <text:span text:style-name="T1">length</text:span> of any <text:span text:style-name="T1">string</text:span> or <text:span text:style-name="T1">array</text:span> we can use function <text:span text:style-name="T1">arr.length </text:span>it will <text:span text:style-name="T1">return length </text:span>of array or string.</text:p>
        </text:list-item>
        <text:list-item>
          <text:p text:style-name="P16">In javascript <text:span text:style-name="T1">arrays</text:span> we can <text:span text:style-name="T1">store heterogenous elements</text:span>.</text:p>
        </text:list-item>
      </text:list>
      <text:p text:style-name="P8"/>
      <text:p text:style-name="P8"/>
      <text:p text:style-name="P8"><text:span text:style-name="T10">5.</text:span> <text:s/><text:span text:style-name="T9">Javascript Array functions/Operations</text:span></text:p>
      <text:p text:style-name="P8"><text:span text:style-name="T9"/></text:p>
      <text:list xml:id="list4041107295690324097" text:style-name="L10">
        <text:list-item>
          <text:p text:style-name="P25"><text:span text:style-name="T1">push() <text:s text:c="4"/>:</text:span> adds an element into the end of the array.</text:p>
        </text:list-item>
        <text:list-item>
          <text:p text:style-name="P25"><text:span text:style-name="T1">pop()</text:span> <text:s text:c="6"/>: removes an element from the end of the array.</text:p>
        </text:list-item>
        <text:list-item>
          <text:p text:style-name="P25"><text:span text:style-name="T1">shift()</text:span> <text:s text:c="5"/>: removes an element from the beginning of the array.</text:p>
        </text:list-item>
        <text:list-item>
          <text:p text:style-name="P25"><text:span text:style-name="T1">unshift()</text:span> : adds an element to the beginning of the array.</text:p>
        </text:list-item>
      </text:list>
      <text:p text:style-name="P26"/>
      <text:p text:style-name="P5"><text:span text:style-name="T12">6. </text:span>Javascript Functions</text:p>
      <text:p text:style-name="P5"/>
      <text:list xml:id="list7025824789729239337" text:style-name="L11">
        <text:list-item>
          <text:p text:style-name="P14">In javascript we can divide our code into reusable parts called functions.</text:p>
        </text:list-item>
        <text:list-item>
          <text:p text:style-name="P14">Basic syntax:</text:p>
        </text:list-item>
      </text:list>
      <text:p text:style-name="P15"/>
      <text:p text:style-name="P15"><text:tab/>function functionname(arguments)</text:p>
      <text:p text:style-name="P15"><text:tab/>{</text:p>
      <text:p text:style-name="P15"><text:tab/><text:tab/>//body;</text:p>
      <text:p text:style-name="P15"><text:tab/>}</text:p>
      <text:p text:style-name="P15"><text:tab/></text:p>
      <text:p text:style-name="P15"><text:span text:style-name="T10">7. </text:span><text:span text:style-name="T7">If-else and Switch-case syntax</text:span></text:p>
      <text:p text:style-name="P15"/>
      <text:list xml:id="list1181216351852884425" text:style-name="L12">
        <text:list-item>
          <text:p text:style-name="P17">Syntax is same as Java language.</text:p>
        </text:list-item>
      </text:list>
      <text:p text:style-name="P18"/>
      <text:p text:style-name="P6"><text:span text:style-name="T12">8. </text:span>Equality operator (==)</text:p>
      <text:p text:style-name="P6"/>
      <text:list xml:id="list8546656447681651967" text:style-name="L14">
        <text:list-item>
          <text:p text:style-name="P19">In javascript equality operator is used to check if two var of same or different data types are same in value or not.</text:p>
        </text:list-item>
        <text:list-item>
          <text:p text:style-name="P19">Unlike other programming language javascript equality operator does not distinguishes between type of variables compared.</text:p>
        </text:list-item>
        <text:list-item>
          <text:p text:style-name="P19">For example, 2==’2’ return true in js</text:p>
        </text:list-item>
        <text:list-item>
          <text:p text:style-name="P27">Type Coercion : <text:span text:style-name="T3">In order for js to compare two different data types it must convert one type to another. This is known as type coercion.</text:span></text:p>
        </text:list-item>
      </text:list>
      <text:p text:style-name="P28"><text:span text:style-name="T3"/></text:p>
      <text:p text:style-name="P28"><text:soft-page-break/><text:span text:style-name="T3"/></text:p>
      <text:p text:style-name="P6"><text:span text:style-name="T12">9. </text:span>Strict Equality operator(===)</text:p>
      <text:p text:style-name="P6"/>
      <text:list xml:id="list5744164901773589112" text:style-name="L15">
        <text:list-item>
          <text:p text:style-name="P20">Strict equality operator(===) is a counterpart to the equality operator (==).</text:p>
        </text:list-item>
        <text:list-item>
          <text:p text:style-name="P20">Does not performs type coercion .</text:p>
        </text:list-item>
        <text:list-item>
          <text:p text:style-name="P20">Works as other programming languages equality operator.</text:p>
        </text:list-item>
      </text:list>
      <text:p text:style-name="P18"/>
      <text:p text:style-name="P6"><text:span text:style-name="T12">10. </text:span>Objects in Javasrcipt</text:p>
      <text:p text:style-name="P6"/>
      <text:list xml:id="list2411571880731491020" text:style-name="L16">
        <text:list-item>
          <text:p text:style-name="P21">Simillar to arrays, except instead of using indexes to access and modify their data we can acess and modify data through properties.</text:p>
        </text:list-item>
        <text:list-item>
          <text:p text:style-name="P21">Objects are useful for storing data in a structured way. It can represnt real world objects like car, animal etc.</text:p>
        </text:list-item>
        <text:list-item>
          <text:p text:style-name="P21">Syntax of object in javascript:</text:p>
        </text:list-item>
      </text:list>
      <text:p text:style-name="P18"/>
      <text:p text:style-name="P18"><text:tab/>var objname = {</text:p>
      <text:p text:style-name="P18"><text:tab/><text:tab/>propertyname1 : value ,</text:p>
      <text:p text:style-name="P18"><text:tab/><text:tab/>propertyname2 : value</text:p>
      <text:p text:style-name="P18"><text:s text:c="10"/>}</text:p>
      <text:p text:style-name="P18"><text:s text:c="4"/></text:p>
      <text:list xml:id="list1302156803100396118" text:style-name="L18">
        <text:list-item>
          <text:p text:style-name="P22">Eg,</text:p>
        </text:list-item>
      </text:list>
      <text:p text:style-name="P18"/>
      <text:p text:style-name="P18"><text:tab/>var cat = {</text:p>
      <text:p text:style-name="P18"><text:s text:c="10"/><text:tab/><text:tab/>“name” : “Whisker”,</text:p>
      <text:p text:style-name="P18"><text:tab/><text:tab/>“legs” <text:s text:c="2"/>: 4,</text:p>
      <text:p text:style-name="P18"><text:tab/><text:tab/>“tails” <text:s text:c="2"/>: 1,</text:p>
      <text:p text:style-name="P18"><text:tab/> <text:s text:c="9"/>“enemies ” : [“Water”,”Dogs”] <text:s text:c="3"/></text:p>
      <text:p text:style-name="P18"><text:tab/>};</text:p>
      <text:p text:style-name="P18"/>
      <text:p text:style-name="P7"><text:span text:style-name="T12">11. </text:span><text:s/>Accessing JS objects</text:p>
      <text:p text:style-name="P7"/>
      <text:list xml:id="list6255024902831049523" text:style-name="L19">
        <text:list-item>
          <text:p text:style-name="P24">We use dot(.) when we know the property name of an object to access its value.</text:p>
        </text:list-item>
        <text:list-item>
          <text:p text:style-name="P24">If the property name has space in its name or when property name is used through another variable we access its value using bracket([]) notation.</text:p>
          <text:p text:style-name="P24">For example,var myDog=”Hunter”</text:p>
        </text:list-item>
      </text:list>
      <text:p text:style-name="P23"><text:s text:c="31"/>var myBreed = dogs.[myDog]</text:p>
      <text:p text:style-name="P23"/>
      <text:list xml:id="list3129939079328" text:continue-numbering="true" text:style-name="L19">
        <text:list-item>
          <text:p text:style-name="P24">To add new property to the javascript object we can do it simillar when we want to updat it.</text:p>
        </text:list-item>
      </text:list>
      <text:p text:style-name="P23"><text:tab/>For example, obj.prop = propvalue;</text:p>
      <text:list xml:id="list3130028816170" text:continue-numbering="true" text:style-name="L19">
        <text:list-header>
          <text:p text:style-name="P24"/>
        </text:list-header>
        <text:list-item>
          <text:p text:style-name="P31"><text:span text:style-name="T6">To delete a property of an object we do </text:span></text:p>
          <text:p text:style-name="P31"><text:span text:style-name="T6">delete obj.propertyname</text:span></text:p>
        </text:list-item>
        <text:list-item>
          <text:p text:style-name="P31"><text:soft-page-break/><text:span text:style-name="T6">If we want to check if a particular property exists we can use hasOwnProperyty function </text:span></text:p>
          <text:p text:style-name="P31"><text:span text:style-name="T6">For example, dogs.hasOwnProperty(“Breed”).</text:span><text:span text:style-name="T5"><text:tab/></text:span></text:p>
        </text:list-item>
      </text:list>
      <text:p text:style-name="P2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23:47:55.265345740</meta:creation-date>
    <dc:date>2020-08-01T00:31:29.440988408</dc:date>
    <meta:editing-duration>PT6M53S</meta:editing-duration>
    <meta:editing-cycles>1</meta:editing-cycles>
    <meta:document-statistic meta:table-count="0" meta:image-count="0" meta:object-count="0" meta:page-count="4" meta:paragraph-count="85" meta:word-count="654" meta:character-count="3687" meta:non-whitespace-character-count="2965"/>
    <meta:generator>LibreOffice/5.1.6.2$Linux_X86_64 LibreOffice_project/10m0$Build-2</meta:generator>
  </office:meta>
</office:document-meta>
</file>